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3" style:family="graphic" style:parent-style-name="objectwithoutfill">
      <style:graphic-properties draw:marker-start="Arrow" draw:marker-start-width="0.1cm" draw:marker-end="Arrow" draw:marker-end-width="0cm" draw:fill="none" draw:textarea-vertical-align="middle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objectwithoutfill">
      <style:graphic-properties draw:stroke="dash" draw:stroke-dash="Line_20_with_20_Fine_20_Dots" draw:marker-start="Arrow" draw:marker-start-width="0.1cm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501cm" fo:min-width="0.923cm"/>
      <style:paragraph-properties style:writing-mode="tb-rl"/>
    </style:style>
    <style:style style:name="gr7" style:family="graphic" style:parent-style-name="objectwithoutfill">
      <style:graphic-properties draw:stroke="dash" draw:stroke-dash="Fine_20_Dashed_20__28_var_29_" draw:marker-start="Arrow" draw:marker-start-width="0.1cm" draw:marker-end="Arrow" draw:marker-end-width="0.1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2.22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501cm" fo:min-width="0.277cm"/>
      <style:paragraph-properties style:writing-mode="tb-r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none" draw:fill="none" fo:min-height="0.32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7pt" style:font-size-asian="18pt" style:font-weight-asian="normal" style:font-size-complex="1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15cm" svg:height="1.099cm" svg:x="15.085cm" svg:y="7.84cm">
          <text:p text:style-name="P1"><text:span text:style-name="T1">User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81cm" svg:height="1.099cm" svg:x="9.404cm" svg:y="7.84cm">
          <text:p text:style-name="P2"><text:span text:style-name="T2"><text:s text:c="2"/></text:span><text:span text:style-name="T2">Natural Language </text:span><text:span text:style-name="T2"><text:line-break/></text:span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397cm" svg:height="1.833cm" svg:x="1.607cm" svg:y="11.504cm">
          <text:p text:style-name="P3"><text:span text:style-name="T3">Route </text:span><text:span text:style-name="T3"><text:line-break/></text:span><text:span text:style-name="T3">Anno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16cm" svg:height="1.832cm" svg:x="10.137cm" svg:y="17.737cm">
          <text:p text:style-name="P1"><text:span text:style-name="T1">Location </text:span><text:span text:style-name="T1"><text:line-break/></text:span><text:span text:style-name="T1">Inferen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49cm" svg:height="1.832cm" svg:x="5.669cm" svg:y="9.388cm">
          <text:p text:style-name="P1"><text:span text:style-name="T1">Context </text:span><text:span text:style-name="T1"><text:line-break/></text:span><text:span text:style-name="T1">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223cm" svg:height="1.832cm" svg:x="1.7cm" svg:y="17.729cm">
          <text:p text:style-name="P3"><text:span text:style-name="T1">Route </text:span><text:span text:style-name="T1"><text:line-break/></text:span><text:span text:style-name="T1">Gen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17cm" svg:height="2.381cm" svg:x="6.1cm" svg:y="14.8cm">
          <text:p text:style-name="P3"><text:span text:style-name="T1">Log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8" draw:id="id8" draw:layer="layout" svg:width="3.848cm" svg:height="3.299cm" svg:x="6.472cm" svg:y="20.852cm">
          <text:p text:style-name="P3"><text:span text:style-name="T1">Knowledge </text:span><text:span text:style-name="T1"><text:line-break/></text:span><text:span text:style-name="T1">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931cm" svg:height="1.099cm" svg:x="6.839cm" svg:y="23.601cm">
          <text:p text:style-name="P1"><text:span text:style-name="T1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085cm" svg:y1="8.389cm" svg:x2="13.985cm" svg:y2="8.389cm" draw:start-shape="id1" draw:start-glue-point="3" draw:end-shape="id2" svg:d="m15085 8389h-1100">
          <text:p/>
        </draw:connector>
        <draw:connector draw:style-name="gr3" draw:text-style-name="P3" draw:layer="layout" draw:type="line" svg:x1="9.402cm" svg:y1="12.419cm" svg:x2="6.004cm" svg:y2="12.42cm" draw:start-shape="id3" draw:start-glue-point="3" draw:end-shape="id4" draw:end-glue-point="1" svg:d="m9402 12419-3398 1">
          <text:p/>
        </draw:connector>
        <draw:connector draw:style-name="gr4" draw:text-style-name="P3" draw:layer="layout" draw:type="line" svg:x1="7.658cm" svg:y1="14.8cm" svg:x2="7.593cm" svg:y2="11.22cm" draw:start-shape="id5" draw:start-glue-point="5" draw:end-shape="id6" draw:end-glue-point="2" svg:d="m7658 14800-65-3580">
          <text:p/>
        </draw:connector>
        <draw:connector draw:style-name="gr3" draw:text-style-name="P3" draw:layer="layout" draw:type="line" svg:x1="3.805cm" svg:y1="13.337cm" svg:x2="3.811cm" svg:y2="17.729cm" draw:start-shape="id4" draw:end-shape="id7" draw:end-glue-point="0" svg:d="m3805 13337 6 4392">
          <text:p/>
        </draw:connector>
        <draw:connector draw:style-name="gr5" draw:text-style-name="P3" draw:layer="layout" draw:type="line" svg:x1="8.396cm" svg:y1="20.852cm" svg:x2="3.811cm" svg:y2="19.561cm" draw:start-shape="id8" draw:start-glue-point="5" draw:end-shape="id7" draw:end-glue-point="2" svg:d="m8396 20852-4585-1291">
          <text:p/>
        </draw:connector>
        <draw:connector draw:style-name="gr3" draw:text-style-name="P3" draw:layer="layout" draw:type="line" svg:x1="11.695cm" svg:y1="17.737cm" svg:x2="11.693cm" svg:y2="12.97cm" draw:start-shape="id9" draw:start-glue-point="0" draw:end-shape="id3" draw:end-glue-point="2" svg:d="m11695 17737-2-4767">
          <text:p/>
        </draw:connector>
        <draw:connector draw:style-name="gr3" draw:text-style-name="P3" draw:layer="layout" draw:type="line" svg:x1="5.923cm" svg:y1="18.645cm" svg:x2="10.137cm" svg:y2="18.653cm" draw:start-shape="id7" draw:start-glue-point="1" draw:end-shape="id9" draw:end-glue-point="3" svg:d="m5923 18645 4214 8">
          <text:p/>
        </draw:connector>
        <draw:custom-shape draw:style-name="gr1" draw:text-style-name="P2" xml:id="id3" draw:id="id3" draw:layer="layout" svg:width="4.582cm" svg:height="1.101cm" svg:x="9.402cm" svg:y="11.869cm">
          <text:p text:style-name="P2"><text:span text:style-name="T2">Dialog 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694cm" svg:y1="8.939cm" svg:x2="11.693cm" svg:y2="11.869cm" draw:start-shape="id2" draw:end-shape="id3" draw:end-glue-point="0" svg:d="m11694 8939-1 2930">
          <text:p/>
        </draw:connector>
        <draw:connector draw:style-name="gr3" draw:text-style-name="P3" xml:id="id10" draw:id="id10" draw:layer="layout" draw:type="line" svg:x1="11.42cm" svg:y1="12.971cm" svg:x2="11.418cm" svg:y2="17.738cm" svg:d="m11420 12971-2 4767">
          <text:p/>
        </draw:connector>
        <draw:frame draw:style-name="gr6" draw:text-style-name="P5" draw:layer="layout" svg:width="1.423cm" svg:height="3.696cm" draw:transform="rotate (-3.14159265358979) translate (12.2cm 15.796cm)">
          <draw:text-box>
            <text:p text:style-name="P5"><text:span text:style-name="T4">location tracking</text:span></text:p>
          </draw:text-box>
        </draw:frame>
        <draw:connector draw:style-name="gr7" draw:text-style-name="P3" draw:layer="layout" draw:type="line" svg:x1="11.695cm" svg:y1="19.569cm" svg:x2="8.396cm" svg:y2="20.852cm" draw:start-shape="id9" draw:start-glue-point="2" draw:end-shape="id8" draw:end-glue-point="5" svg:d="m11695 19569-3299 1283">
          <text:p/>
        </draw:connector>
        <draw:frame draw:style-name="gr8" draw:text-style-name="P6" draw:layer="layout" svg:width="3.667cm" svg:height="1.043cm" draw:transform="rotate (0.349065850398866) translate (8.533cm 20.639cm)">
          <draw:text-box>
            <text:p text:style-name="P6"><text:span text:style-name="T2">optional link</text:span></text:p>
          </draw:text-box>
        </draw:frame>
        <draw:frame draw:style-name="gr9" draw:text-style-name="P5" draw:layer="layout" svg:width="0.777cm" svg:height="1.696cm" draw:transform="rotate (-3.14159265358979) translate (11.7cm 11.296cm)">
          <draw:text-box>
            <text:p text:style-name="P5"><text:span text:style-name="T4">semantics </text:span></text:p>
          </draw:text-box>
        </draw:frame>
        <draw:frame draw:style-name="gr10" draw:text-style-name="P6" draw:layer="layout" svg:width="3.355cm" svg:height="0.569cm" svg:x="6.7cm" svg:y="18.031cm">
          <draw:text-box>
            <text:p><text:span text:style-name="T2">source and destination</text:span></text:p>
          </draw:text-box>
        </draw:frame>
        <draw:frame draw:style-name="gr6" draw:text-style-name="P5" draw:layer="layout" svg:width="1.423cm" svg:height="5.096cm" draw:transform="rotate (-3.14159265358979) translate (4.523cm 17.8cm)">
          <draw:text-box>
            <text:p text:style-name="P5"><text:span text:style-name="T4">path segments along with landmark info</text:span></text:p>
          </draw:text-box>
        </draw:frame>
        <draw:frame draw:style-name="gr10" draw:text-style-name="P6" draw:layer="layout" svg:width="3.588cm" svg:height="0.569cm" draw:transform="rotate (1.5707963267949) translate (7.03cm 14.878cm)">
          <draw:text-box>
            <text:p><text:span text:style-name="T2">personalized information</text:span></text:p>
          </draw:text-box>
        </draw:frame>
        <draw:connector draw:style-name="gr4" draw:text-style-name="P3" draw:layer="layout" draw:type="line" svg:x1="9.518cm" svg:y1="10.304cm" svg:x2="11.693cm" svg:y2="11.869cm" draw:start-shape="id6" draw:start-glue-point="1" draw:end-shape="id3" draw:end-glue-point="0" svg:d="m9518 10304 2175 1565">
          <text:p/>
        </draw:connector>
        <draw:connector draw:style-name="gr4" draw:text-style-name="P7" draw:layer="layout" draw:type="line" svg:x1="11.693cm" svg:y1="12.97cm" svg:x2="7.658cm" svg:y2="14.8cm" draw:start-shape="id3" draw:start-glue-point="2" draw:end-shape="id5" draw:end-glue-point="5" svg:d="m11693 12970-4035 1830">
          <text:p/>
        </draw:connector>
        <draw:frame draw:style-name="gr11" draw:text-style-name="P3" draw:layer="layout" svg:width="3.918cm" svg:height="0.57cm" draw:transform="rotate (0.436332312998582) translate (7.561cm 14.356cm)">
          <draw:text-box>
            <text:p text:style-name="P3"><text:span text:style-name="T2">timestamps, user attributes</text:span></text:p>
          </draw:text-box>
        </draw:frame>
        <draw:connector draw:style-name="gr4" draw:text-style-name="P3" draw:layer="layout" draw:line-skew="2.846cm" svg:x1="13.253cm" svg:y1="18.653cm" svg:x2="9.518cm" svg:y2="10.304cm" draw:start-shape="id9" draw:start-glue-point="1" draw:end-shape="id6" draw:end-glue-point="1" svg:d="m13253 18653h3347v-8349h-7082">
          <text:p/>
        </draw:connector>
        <draw:frame draw:style-name="gr10" draw:text-style-name="P6" draw:layer="layout" svg:width="3.055cm" svg:height="0.569cm" draw:transform="rotate (1.5707963267949) translate (16.031cm 16.278cm)">
          <draw:text-box>
            <text:p><text:span text:style-name="T2">Lcoation information</text:span></text:p>
          </draw:text-box>
        </draw:frame>
        <draw:frame draw:style-name="gr10" draw:text-style-name="P6" draw:layer="layout" svg:width="2.458cm" svg:height="0.569cm" svg:x="6.701cm" svg:y="18.732cm">
          <draw:text-box>
            <text:p><text:span text:style-name="T2">query attributes</text:span></text:p>
          </draw:text-box>
        </draw:frame>
        <draw:frame draw:style-name="gr6" draw:text-style-name="P5" draw:layer="layout" svg:width="1.423cm" svg:height="3.696cm" svg:x="11cm" svg:y="14.1cm">
          <draw:text-box>
            <text:p text:style-name="P5"><text:span text:style-name="T4">query attributes</text:span></text:p>
          </draw:text-box>
        </draw:frame>
        <draw:connector draw:style-name="gr4" draw:text-style-name="P3" draw:layer="layout" draw:type="line" svg:x1="7.658cm" svg:y1="17.181cm" svg:x2="11.418cm" svg:y2="17.738cm" draw:start-shape="id5" draw:start-glue-point="7" draw:end-shape="id10" draw:end-glue-point="3" svg:d="m7658 17181 3760 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200%" draw:distance="200%"/>
    <draw:stroke-dash draw:name="Line_20_with_20_Fine_20_Dots" draw:display-name="Line with Fine Dots" draw:style="rect" draw:dots1="3" draw:dots1-length="2.01cm" draw:dots2="6" draw:distance="0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01T21:09:28</dc:date>
    <dc:creator>Arbaz Khan</dc:creator>
    <meta:generator>LibreOffice/3.5$Linux_x86 LibreOffice_project/350m1$Build-2</meta:generator>
    <meta:editing-duration>PT3H40M34S</meta:editing-duration>
    <meta:editing-cycles>11</meta:editing-cycles>
    <meta:document-statistic meta:object-count="34"/>
  </office:meta>
</office:document-meta>
</file>